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9F000000283403C783C0DCC4A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306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2.388cm"/>
    </style:style>
    <style:style style:name="gr4" style:family="graphic" style:parent-style-name="standard">
      <style:graphic-properties draw:stroke="none" svg:stroke-color="#000000" draw:fill="none" draw:fill-color="#ffffff" fo:min-height="22.896cm"/>
    </style:style>
    <style:style style:name="gr5" style:family="graphic" style:parent-style-name="Default_5f_1">
      <style:graphic-properties svg:stroke-color="#000000" draw:fill="solid" draw:fill-color="#729fcf" draw:textarea-horizontal-align="justify" draw:textarea-vertical-align="top" draw:auto-grow-height="false" fo:min-height="9.656cm" fo:min-width="16.964cm"/>
    </style:style>
    <style:style style:name="gr6" style:family="graphic" style:parent-style-name="Default_5f_1">
      <style:graphic-properties draw:stroke="none" svg:stroke-color="#000000" draw:fill="none" draw:fill-color="#ffffff" draw:textarea-vertical-align="middle" fo:min-height="2.388cm"/>
    </style:style>
    <style:style style:name="gr7" style:family="graphic" style:parent-style-name="Default_5f_1">
      <style:graphic-properties draw:fill="solid" draw:fill-color="#eeeeee" draw:textarea-horizontal-align="justify" draw:textarea-vertical-align="top" draw:auto-grow-height="false" fo:min-height="6.735cm" fo:min-width="16.01cm"/>
    </style:style>
    <style:style style:name="gr8" style:family="graphic" style:parent-style-name="Default_5f_1">
      <style:graphic-properties draw:fill="solid" draw:fill-color="#eeeeee" draw:textarea-horizontal-align="justify" draw:textarea-vertical-align="top" draw:auto-grow-height="false" fo:min-height="5.846cm" fo:min-width="16.01cm"/>
    </style:style>
    <style:style style:name="gr9" style:family="graphic" style:parent-style-name="Default_5f_1">
      <style:graphic-properties draw:fill-color="#dddddd" draw:textarea-horizontal-align="justify" draw:textarea-vertical-align="middle" draw:auto-grow-height="false" fo:min-height="0.639cm" fo:min-width="13.851cm" draw:shadow="visible" draw:shadow-opacity="50%"/>
    </style:style>
    <style:style style:name="gr10" style:family="graphic" style:parent-style-name="Default_5f_1">
      <style:graphic-properties draw:fill-color="#dddddd" draw:textarea-horizontal-align="justify" draw:textarea-vertical-align="top" draw:auto-grow-height="false" fo:min-height="2.925cm" fo:min-width="6.358cm" draw:shadow="visible" draw:shadow-opacity="50%"/>
    </style:style>
    <style:style style:name="gr11" style:family="graphic" style:parent-style-name="Default_5f_1">
      <style:graphic-properties draw:fill-color="#dddddd" draw:textarea-horizontal-align="justify" draw:textarea-vertical-align="middle" draw:auto-grow-height="false" fo:min-height="0.639cm" fo:min-width="2.675cm" draw:shadow="visible" draw:shadow-opacity="50%"/>
    </style:style>
    <style:style style:name="gr12" style:family="graphic" style:parent-style-name="Default_5f_1">
      <style:graphic-properties draw:fill-color="#dddddd" draw:textarea-horizontal-align="justify" draw:textarea-vertical-align="middle" draw:auto-grow-height="false" fo:min-height="0.639cm" fo:min-width="13.724cm" draw:shadow="visible" draw:shadow-opacity="50%"/>
    </style:style>
    <style:style style:name="gr13" style:family="graphic" style:parent-style-name="Default_5f_1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14" style:family="graphic" style:parent-style-name="Default_5f_1">
      <style:graphic-properties draw:fill-color="#dddddd" draw:textarea-horizontal-align="justify" draw:textarea-vertical-align="middle" draw:auto-grow-height="false" fo:min-height="0.639cm" fo:min-width="1.786cm" draw:shadow="visible" draw:shadow-opacity="50%"/>
    </style:style>
    <style:style style:name="gr15" style:family="graphic" style:parent-style-name="Default_5f_2_5f_6">
      <style:graphic-properties draw:stroke="none" svg:stroke-color="#000000" draw:fill="none" draw:fill-color="#ffffff" draw:textarea-vertical-align="middle" fo:min-height="2.388cm"/>
    </style:style>
    <style:style style:name="gr16" style:family="graphic" style:parent-style-name="Default_5f_2">
      <style:graphic-properties svg:stroke-color="#000000" draw:fill="solid" draw:fill-color="#729fcf" draw:textarea-horizontal-align="justify" draw:textarea-vertical-align="top" draw:auto-grow-height="false" fo:min-height="15.117cm" fo:min-width="16.964cm"/>
    </style:style>
    <style:style style:name="gr17" style:family="graphic" style:parent-style-name="Default_5f_2">
      <style:graphic-properties draw:fill="solid" draw:fill-color="#eeeeee" draw:textarea-horizontal-align="justify" draw:textarea-vertical-align="top" draw:auto-grow-height="false" fo:min-height="13.593cm" fo:min-width="16.01cm" draw:shadow="visible" draw:shadow-opacity="50%"/>
    </style:style>
    <style:style style:name="gr18" style:family="graphic" style:parent-style-name="Default_5f_2">
      <style:graphic-properties draw:stroke="none" svg:stroke-color="#000000" draw:fill="none" draw:fill-color="#ffffff" fo:min-height="4.068cm"/>
    </style:style>
    <style:style style:name="gr19" style:family="graphic" style:parent-style-name="Default_5f_2">
      <style:graphic-properties draw:stroke="none" svg:stroke-color="#000000" draw:fill="none" draw:fill-color="#ffffff" fo:min-height="0.766cm"/>
    </style:style>
    <style:style style:name="gr20" style:family="graphic" style:parent-style-name="Default_5f_2">
      <style:graphic-properties draw:fill="none" draw:fill-color="#dddddd" draw:textarea-horizontal-align="justify" draw:textarea-vertical-align="top" draw:auto-grow-height="false" fo:min-height="1.909cm" fo:min-width="2.362cm" draw:shadow="hidden" draw:shadow-opacity="50%"/>
    </style:style>
    <style:style style:name="gr21" style:family="graphic" style:parent-style-name="Default_5f_2">
      <style:graphic-properties draw:fill="none" draw:fill-color="#dddddd" draw:textarea-horizontal-align="justify" draw:textarea-vertical-align="top" draw:auto-grow-height="false" fo:min-height="12.196cm" fo:min-width="11.946cm" draw:shadow="hidden" draw:shadow-opacity="50%"/>
    </style:style>
    <style:style style:name="gr22" style:family="graphic" style:parent-style-name="Default_5f_2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23" style:family="graphic" style:parent-style-name="Default_5f_2">
      <style:graphic-properties draw:fill-color="#dddddd" draw:textarea-horizontal-align="justify" draw:textarea-vertical-align="top" draw:auto-grow-height="false" fo:min-height="2.925cm" fo:min-width="5.342cm" draw:shadow="visible" draw:shadow-opacity="50%"/>
    </style:style>
    <style:style style:name="gr24" style:family="graphic" style:parent-style-name="Default_5f_2">
      <style:graphic-properties draw:fill="none" draw:fill-color="#dddddd" draw:textarea-horizontal-align="justify" draw:textarea-vertical-align="top" draw:auto-grow-height="false" fo:min-height="9.656cm" fo:min-width="2.362cm" draw:shadow="hidden" draw:shadow-opacity="50%"/>
    </style:style>
    <style:style style:name="gr25" style:family="graphic" style:parent-style-name="Default_5f_2">
      <style:graphic-properties draw:fill-color="#dddddd" draw:textarea-horizontal-align="justify" draw:textarea-vertical-align="top" draw:auto-grow-height="false" fo:min-height="1.909cm" fo:min-width="5.342cm" draw:shadow="visible" draw:shadow-opacity="50%"/>
    </style:style>
    <style:style style:name="gr26" style:family="graphic" style:parent-style-name="Default_5f_2">
      <style:graphic-properties draw:fill-color="#dddddd" draw:textarea-horizontal-align="justify" draw:textarea-vertical-align="middle" draw:auto-grow-height="false" fo:min-height="0.639cm" fo:min-width="4.961cm" draw:shadow="visible" draw:shadow-opacity="50%"/>
    </style:style>
    <style:style style:name="gr27" style:family="graphic" style:parent-style-name="Default_5f_2">
      <style:graphic-properties draw:stroke="none" svg:stroke-color="#000000" draw:fill="none" draw:fill-color="#ffffff" draw:textarea-vertical-align="middle" fo:min-height="2.388cm"/>
    </style:style>
    <style:style style:name="gr28" style:family="graphic" style:parent-style-name="standard">
      <style:graphic-properties svg:stroke-color="#000000" draw:fill="solid" draw:fill-color="#729fcf" draw:textarea-horizontal-align="justify" draw:textarea-vertical-align="top" draw:auto-grow-height="false" fo:min-height="15.117cm" fo:min-width="16.964cm"/>
    </style:style>
    <style:style style:name="gr29" style:family="graphic" style:parent-style-name="standard">
      <style:graphic-properties draw:fill="solid" draw:fill-color="#eeeeee" draw:textarea-horizontal-align="justify" draw:textarea-vertical-align="top" draw:auto-grow-height="false" fo:min-height="6.545cm" fo:min-width="16.01cm" draw:shadow="visible" draw:shadow-opacity="50%"/>
    </style:style>
    <style:style style:name="gr30" style:family="graphic" style:parent-style-name="standard">
      <style:graphic-properties draw:stroke="none" svg:stroke-color="#000000" draw:fill="none" draw:fill-color="#ffffff" fo:min-height="4.068cm"/>
    </style:style>
    <style:style style:name="gr31" style:family="graphic" style:parent-style-name="standard">
      <style:graphic-properties draw:stroke="none" svg:stroke-color="#000000" draw:fill="none" draw:fill-color="#ffffff" fo:min-height="0.766cm"/>
    </style:style>
    <style:style style:name="gr32" style:family="graphic" style:parent-style-name="standard">
      <style:graphic-properties draw:fill="solid" draw:fill-color="#eeeeee" draw:textarea-horizontal-align="justify" draw:textarea-vertical-align="top" draw:auto-grow-height="false" fo:min-height="5.857cm" fo:min-width="16.01cm" draw:shadow="visible" draw:shadow-opacity="50%"/>
    </style:style>
    <style:style style:name="gr33" style:family="graphic" style:parent-style-name="standard">
      <style:graphic-properties draw:fill="none" draw:fill-color="#dddddd" draw:textarea-horizontal-align="justify" draw:textarea-vertical-align="top" draw:auto-grow-height="false" fo:min-height="5.338cm" fo:min-width="7.188cm" draw:shadow="hidden" draw:shadow-opacity="50%"/>
    </style:style>
    <style:style style:name="gr34" style:family="graphic" style:parent-style-name="standard">
      <style:graphic-properties draw:fill="none" draw:fill-color="#dddddd" draw:textarea-horizontal-align="justify" draw:textarea-vertical-align="top" draw:auto-grow-height="false" fo:min-height="5.338cm" fo:min-width="7.247cm" draw:shadow="hidden" draw:shadow-opacity="50%"/>
    </style:style>
    <style:style style:name="gr35" style:family="graphic" style:parent-style-name="standard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36" style:family="graphic" style:parent-style-name="standard">
      <style:graphic-properties draw:fill="none" draw:fill-color="#dddddd" draw:textarea-horizontal-align="justify" draw:textarea-vertical-align="top" draw:auto-grow-height="false" fo:min-height="4.195cm" fo:min-width="2.421cm" draw:shadow="hidden" draw:shadow-opacity="50%"/>
    </style:style>
    <style:style style:name="gr37" style:family="graphic" style:parent-style-name="standard">
      <style:graphic-properties draw:fill="none" draw:fill-color="#dddddd" draw:textarea-horizontal-align="justify" draw:textarea-vertical-align="top" draw:auto-grow-height="false" fo:min-height="4.195cm" fo:min-width="4.453cm" draw:shadow="hidden" draw:shadow-opacity="50%"/>
    </style:style>
    <style:style style:name="gr38" style:family="graphic" style:parent-style-name="standard">
      <style:graphic-properties draw:fill-color="#dddddd" draw:textarea-horizontal-align="justify" draw:textarea-vertical-align="middle" draw:auto-grow-height="false" fo:min-height="0.639cm" fo:min-width="3.33cm" draw:shadow="visible" draw:shadow-opacity="50%"/>
    </style:style>
    <style:style style:name="gr39" style:family="graphic" style:parent-style-name="standard">
      <style:graphic-properties draw:fill-color="#dddddd" draw:textarea-horizontal-align="justify" draw:textarea-vertical-align="middle" draw:auto-grow-height="false" fo:min-height="0.639cm" fo:min-width="3.331cm" draw:shadow="visible" draw:shadow-opacity="50%"/>
    </style:style>
    <style:style style:name="gr40" style:family="graphic" style:parent-style-name="standard">
      <style:graphic-properties draw:fill-color="#dddddd" draw:textarea-horizontal-align="justify" draw:textarea-vertical-align="top" draw:auto-grow-height="false" fo:min-height="4.195cm" fo:min-width="6.485cm" draw:shadow="visible" draw:shadow-opacity="50%"/>
    </style:style>
    <style:style style:name="gr41" style:family="graphic" style:parent-style-name="standard">
      <style:graphic-properties draw:fill="none" draw:fill-color="#dddddd" draw:textarea-horizontal-align="justify" draw:textarea-vertical-align="top" draw:auto-grow-height="false" fo:min-height="2.798cm" fo:min-width="2.421cm" draw:shadow="hidden" draw:shadow-opacity="50%"/>
    </style:style>
    <style:style style:name="gr42" style:family="graphic" style:parent-style-name="objectwithoutfill">
      <style:graphic-properties draw:fill="none" draw:fill-color="#729fcf" draw:textarea-vertical-align="middle"/>
    </style:style>
    <style:style style:name="gr43" style:family="graphic" style:parent-style-name="Default_5f_2_5f_5">
      <style:graphic-properties draw:stroke="none" svg:stroke-color="#000000" draw:fill="none" draw:fill-color="#ffffff" draw:textarea-vertical-align="middle" fo:min-height="2.388cm"/>
    </style:style>
    <style:style style:name="gr44" style:family="graphic" style:parent-style-name="Default_5f_5">
      <style:graphic-properties svg:stroke-color="#000000" draw:fill="solid" draw:fill-color="#729fcf" draw:textarea-horizontal-align="justify" draw:textarea-vertical-align="top" draw:auto-grow-height="false" fo:min-height="9.656cm" fo:min-width="16.964cm"/>
    </style:style>
    <style:style style:name="gr45" style:family="graphic" style:parent-style-name="Default_5f_5">
      <style:graphic-properties draw:fill="solid" draw:fill-color="#eeeeee" draw:textarea-horizontal-align="justify" draw:textarea-vertical-align="top" draw:auto-grow-height="false" fo:min-height="6.735cm" fo:min-width="16.01cm"/>
    </style:style>
    <style:style style:name="gr46" style:family="graphic" style:parent-style-name="Default_5f_5">
      <style:graphic-properties draw:fill-color="#dddddd" draw:textarea-horizontal-align="justify" draw:textarea-vertical-align="middle" draw:auto-grow-height="false" fo:min-height="0.639cm" fo:min-width="13.851cm" draw:shadow="visible" draw:shadow-opacity="50%"/>
    </style:style>
    <style:style style:name="gr47" style:family="graphic" style:parent-style-name="Default_5f_5">
      <style:graphic-properties draw:fill-color="#dddddd" draw:textarea-horizontal-align="justify" draw:textarea-vertical-align="top" draw:auto-grow-height="false" fo:min-height="2.925cm" fo:min-width="6.358cm" draw:shadow="visible" draw:shadow-opacity="50%"/>
    </style:style>
    <style:style style:name="gr48" style:family="graphic" style:parent-style-name="Default_5f_5">
      <style:graphic-properties draw:fill-color="#dddddd" draw:textarea-horizontal-align="justify" draw:textarea-vertical-align="middle" draw:auto-grow-height="false" fo:min-height="0.639cm" fo:min-width="2.675cm" draw:shadow="visible" draw:shadow-opacity="50%"/>
    </style:style>
    <style:style style:name="gr49" style:family="graphic" style:parent-style-name="Default_5f_5">
      <style:graphic-properties draw:fill-color="#dddddd" draw:textarea-horizontal-align="justify" draw:textarea-vertical-align="middle" draw:auto-grow-height="false" fo:min-height="0.639cm" fo:min-width="13.724cm" draw:shadow="visible" draw:shadow-opacity="50%"/>
    </style:style>
    <style:style style:name="gr50" style:family="graphic" style:parent-style-name="Default_5f_5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51" style:family="graphic" style:parent-style-name="Default_5f_5">
      <style:graphic-properties draw:fill-color="#dddddd" draw:textarea-horizontal-align="justify" draw:textarea-vertical-align="middle" draw:auto-grow-height="false" fo:min-height="0.639cm" fo:min-width="1.786cm" draw:shadow="visible" draw:shadow-opacity="50%"/>
    </style:style>
    <style:style style:name="gr52" style:family="graphic" style:parent-style-name="Default_5f_5">
      <style:graphic-properties draw:stroke="none" svg:stroke-color="#000000" draw:fill="none" draw:fill-color="#ffffff" fo:min-height="4.068cm"/>
    </style:style>
    <style:style style:name="gr53" style:family="graphic" style:parent-style-name="Default_5f_5">
      <style:graphic-properties draw:stroke="none" svg:stroke-color="#000000" draw:fill="none" draw:fill-color="#ffffff" fo:min-height="0.76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729fc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solid" draw:fill-color="#eeeeee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start"/>
    </style:style>
    <style:style style:name="P10" style:family="paragraph">
      <loext:graphic-properties draw:fill-color="#dddddd"/>
      <style:paragraph-properties fo:text-align="start"/>
      <style:text-properties fo:font-size="12pt" style:font-size-asian="12pt" style:font-size-complex="12pt"/>
    </style:style>
    <style:style style:name="P11" style:family="paragraph">
      <loext:graphic-properties draw:fill-color="#dddddd"/>
      <style:paragraph-properties fo:text-align="center"/>
      <style:text-properties fo:font-size="8pt" style:font-size-asian="8pt" style:font-size-complex="8pt"/>
    </style:style>
    <style:style style:name="P12" style:family="paragraph">
      <style:paragraph-properties fo:text-align="center"/>
      <style:text-properties fo:font-size="24pt"/>
    </style:style>
    <style:style style:name="P13" style:family="paragraph">
      <style:paragraph-properties fo:text-align="center"/>
      <style:text-properties fo:font-size="12pt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7" style:family="paragraph">
      <style:paragraph-properties fo:text-align="start"/>
      <style:text-properties fo:font-size="12pt"/>
    </style:style>
    <style:style style:name="P18" style:family="paragraph">
      <loext:graphic-properties draw:fill="none" draw:fill-color="#dddddd"/>
      <style:paragraph-properties fo:text-align="start"/>
      <style:text-properties fo:font-size="12pt" style:font-size-asian="12pt" style:font-size-complex="12pt"/>
    </style:style>
    <style:style style:name="P19" style:family="paragraph">
      <style:paragraph-properties fo:text-align="center"/>
      <style:text-properties fo:font-size="8pt"/>
    </style:style>
    <style:style style:name="P20" style:family="paragraph">
      <style:paragraph-properties fo:text-align="start"/>
      <style:text-properties fo:font-size="8pt"/>
    </style:style>
    <style:style style:name="P21" style:family="paragraph">
      <loext:graphic-properties draw:fill-color="#dddddd"/>
      <style:paragraph-properties fo:text-align="start"/>
      <style:text-properties fo:font-size="8pt" style:font-size-asian="8pt" style:font-size-complex="8pt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P23" style:family="paragraph">
      <loext:graphic-properties draw:fill="none" draw:fill-color="#dddddd"/>
      <style:paragraph-properties fo:text-align="start"/>
      <style:text-properties fo:font-size="8pt" fo:font-weight="bold" style:font-size-asian="8pt" style:font-weight-asian="bold" style:font-size-complex="8pt" style:font-weight-complex="bold"/>
    </style:style>
    <style:style style:name="P24" style:family="paragraph">
      <loext:graphic-properties draw:fill="none" draw:fill-color="#dddddd"/>
      <style:paragraph-properties fo:text-align="start"/>
      <style:text-properties fo:font-size="8pt" style:font-size-asian="8pt" style:font-size-complex="8pt"/>
    </style:style>
    <style:style style:name="P25" style:family="paragraph">
      <loext:graphic-properties draw:fill="none" draw:fill-color="#729fcf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Source Han Sans Regular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Source Han Sans Regular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font-size="8pt" fo:font-weight="normal" style:font-size-asian="8pt" style:font-weight-asian="normal" style:font-size-complex="8pt" style:font-weight-complex="normal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28cm" svg:height="1.057cm" svg:x="8.965cm" svg:y="25.345cm">
          <draw:image xlink:href="Pictures/100000000000009F000000283403C783C0DCC4A4.jpg" xlink:type="simple" xlink:show="embed" xlink:actuate="onLoad">
            <text:p/>
          </draw:image>
        </draw:frame>
        <draw:frame draw:style-name="gr2" draw:text-style-name="P3" draw:layer="layout" svg:width="19.59cm" svg:height="3.556cm" svg:x="1cm" svg:y="12.684cm">
          <draw:text-box>
            <text:p text:style-name="P2"><text:span text:style-name="T1">NOOXY Service </text:span><text:span text:style-name="T1">Framework</text:span></text:p>
            <text:p text:style-name="P2">By Yves Chen, 10, Mar, 2018</text:p>
          </draw:text-box>
        </draw:frame>
      </draw:page>
      <draw:page draw:name="page2" draw:style-name="dp1" draw:master-page-name="Default">
        <draw:frame draw:style-name="gr3" draw:text-style-name="P4" draw:layer="layout" svg:width="19.59cm" svg:height="2.638cm" svg:x="1cm" svg:y="1.029cm">
          <draw:text-box>
            <text:p text:style-name="P2"><text:span text:style-name="T1">NOOXY Service </text:span><text:span text:style-name="T1">Framework </text:span><text:span text:style-name="T1">Orientation</text:span></text:p>
          </draw:text-box>
        </draw:frame>
        <draw:frame draw:style-name="gr4" draw:text-style-name="P5" draw:layer="layout" svg:width="19.59cm" svg:height="23.146cm" svg:x="1cm" svg:y="3.794cm">
          <draw:text-box>
            <text:p>1. User Orientation</text:p>
            <text:p>2. Server client structure</text:p>
            <text:p>3. Authoriation system</text:p>
            <text:p>4. Module system </text:p>
            <text:p>5. lightweight</text:p>
          </draw:text-box>
        </draw:frame>
      </draw:page>
      <draw:page draw:name="page3" draw:style-name="dp1" draw:master-page-name="Default">
        <draw:custom-shape draw:style-name="gr5" draw:text-style-name="P6" draw:layer="layout" svg:width="17.464cm" svg:height="9.906cm" svg:x="2.016cm" svg:y="4.175cm">
          <text:p text:style-name="P2"><text:span text:style-name="T2">NOOXY </text:span><text:span text:style-name="T2">Service </text:span><text:span text:style-name="T2">Deamon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9.59cm" svg:height="2.638cm" svg:x="1cm" svg:y="1.029cm">
          <draw:text-box>
            <text:p text:style-name="P2"><text:span text:style-name="T1">NOOXY Service </text:span><text:span text:style-name="T1">Framework </text:span><text:span text:style-name="T1">Architecture</text:span></text:p>
          </draw:text-box>
        </draw:frame>
        <draw:custom-shape draw:style-name="gr5" draw:text-style-name="P6" draw:layer="layout" svg:width="17.464cm" svg:height="9.906cm" svg:x="2.016cm" svg:y="15.605cm">
          <text:p text:style-name="P2"><text:span text:style-name="T2">NOOXY </text:span><text:span text:style-name="T2">Service </text:span><text:span text:style-name="T2">Client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6.51cm" svg:height="6.985cm" svg:x="2.524cm" svg:y="6.715cm">
          <text:p text:style-name="P2"><text:span text:style-name="T2">core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6.51cm" svg:height="6.096cm" svg:x="2.462cm" svg:y="19.034cm">
          <text:p text:style-name="P2"><text:span text:style-name="T2">core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4.351cm" svg:height="0.889cm" svg:x="3.667cm" svg:y="12.303cm">
          <text:p text:style-name="P2"><text:span text:style-name="T2">Kernel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6.858cm" svg:height="3.175cm" svg:x="3.667cm" svg:y="8.747cm">
          <text:p text:style-name="P9"><text:span text:style-name="T2">service 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75cm" svg:height="0.889cm" svg:x="11.033cm" svg:y="8.747cm">
          <text:p text:style-name="P2"><text:span text:style-name="T2">Authoratio</text:span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75cm" svg:height="0.889cm" svg:x="11.033cm" svg:y="9.89cm">
          <text:p text:style-name="P2"><text:span text:style-name="T2">Authenticit</text:span><text:span text:style-name="T2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3.175cm" svg:height="0.889cm" svg:x="14.716cm" svg:y="9.89cm">
          <text:p text:style-name="P2"><text:span text:style-name="T2">Conne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75cm" svg:height="0.889cm" svg:x="14.716cm" svg:y="8.747cm">
          <text:p text:style-name="P2"><text:span text:style-name="T2">Method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4.224cm" svg:height="0.889cm" svg:x="3.667cm" svg:y="7.477cm">
          <text:p text:style-name="P2"><text:span text:style-name="T2">Service </text:span><text:span text:style-name="T2">api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75cm" svg:height="0.889cm" svg:x="3.667cm" svg:y="5.318cm">
          <text:p text:style-name="P2"><text:span text:style-name="T2">Service A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75cm" svg:height="0.889cm" svg:x="7.35cm" svg:y="5.318cm">
          <text:p text:style-name="P2"><text:span text:style-name="T2">Service B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75cm" svg:height="0.889cm" svg:x="11.033cm" svg:y="5.318cm">
          <text:p text:style-name="P2"><text:span text:style-name="T2">Service C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75cm" svg:height="0.889cm" svg:x="14.716cm" svg:y="5.318cm">
          <text:p text:style-name="P2"><text:span text:style-name="T2">Shell Service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4.224cm" svg:height="0.889cm" svg:x="3.605cm" svg:y="19.923cm">
          <text:p text:style-name="P2"><text:span text:style-name="T2">Service Client </text:span><text:span text:style-name="T2">api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4.224cm" svg:height="0.889cm" svg:x="3.732cm" svg:y="16.367cm">
          <text:p text:style-name="P2"><text:span text:style-name="T2">Target interfac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75cm" svg:height="0.889cm" svg:x="3.732cm" svg:y="17.764cm">
          <text:p text:style-name="P2"><text:span text:style-name="T2">Service A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75cm" svg:height="0.889cm" svg:x="14.781cm" svg:y="17.764cm">
          <text:p text:style-name="P2"><text:span text:style-name="T2">Shell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259cm" svg:height="0.889cm" svg:x="3.948cm" svg:y="9.509cm">
          <text:p text:style-name="P2"><text:span text:style-name="T3">Cross </text:span><text:span text:style-name="T3">service </text:span></text:p>
          <text:p text:style-name="P2"><text:span text:style-name="T3">communicati</text:span><text:span text:style-name="T3">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2.286cm" svg:height="0.889cm" svg:x="3.921cm" svg:y="10.726cm">
          <text:p text:style-name="P2"><text:span text:style-name="T3">Service 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3.175cm" svg:height="0.889cm" svg:x="7.415cm" svg:y="17.764cm">
          <text:p text:style-name="P2"><text:span text:style-name="T2">Service B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75cm" svg:height="0.889cm" svg:x="11.098cm" svg:y="17.764cm">
          <text:p text:style-name="P2"><text:span text:style-name="T2">Service </text:span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75cm" svg:height="0.889cm" svg:x="3.605cm" svg:y="21.193cm">
          <text:p text:style-name="P2"><text:span text:style-name="T2">Conne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75cm" svg:height="0.889cm" svg:x="10.971cm" svg:y="21.193cm">
          <text:p text:style-name="P2"><text:span text:style-name="T2">Method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75cm" svg:height="0.889cm" svg:x="14.654cm" svg:y="21.193cm">
          <text:p text:style-name="P2"><text:span text:style-name="T2">Authoration</text:span></text:p>
          <text:p text:style-name="P2"><text:span text:style-name="T3">(Client identification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75cm" svg:height="0.889cm" svg:x="11.033cm" svg:y="11.033cm">
          <text:p text:style-name="P2"><text:span text:style-name="T2">Cryp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3.175cm" svg:height="0.889cm" svg:x="14.716cm" svg:y="11.033cm">
          <text:p text:style-name="P2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75cm" svg:height="0.889cm" svg:x="7.288cm" svg:y="21.193cm">
          <text:p text:style-name="P2"><text:span text:style-name="T2">Cryp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2.259cm" svg:height="0.889cm" svg:x="6.488cm" svg:y="9.509cm">
          <text:p text:style-name="P2"><text:span text:style-name="T3">Cross service</text:span></text:p>
          <text:p text:style-name="P2"><text:span text:style-name="T3">network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2.286cm" svg:height="0.889cm" svg:x="6.461cm" svg:y="10.726cm">
          <text:p text:style-name="P2"><text:span text:style-name="T3">Service previlege</text:span></text:p>
          <text:p text:style-name="P2"><text:span text:style-name="T3">system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frame draw:style-name="gr15" draw:text-style-name="P4" draw:layer="layout" svg:width="19.59cm" svg:height="2.638cm" svg:x="1cm" svg:y="1.029cm">
          <draw:text-box>
            <text:p text:style-name="P12"><text:span text:style-name="T1">Method </text:span><text:span text:style-name="T1">Modure</text:span></text:p>
          </draw:text-box>
        </draw:frame>
        <draw:custom-shape draw:style-name="gr16" draw:text-style-name="P6" draw:layer="layout" svg:width="17.464cm" svg:height="15.367cm" svg:x="2.016cm" svg:y="10.525cm">
          <text:p text:style-name="P13"><text:span text:style-name="T2">Method Mod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16.51cm" svg:height="13.843cm" svg:x="2.524cm" svg:y="11.414cm">
          <text:p text:style-name="P13"><text:span text:style-name="T2">Method Obj (expor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5" draw:layer="layout" svg:width="19.59cm" svg:height="4.318cm" svg:x="1cm" svg:y="3.794cm">
          <draw:text-box>
            <text:p text:style-name="P14"><text:span text:style-name="T4">Objecti</text:span><text:span text:style-name="T4">ve:</text:span><text:span text:style-name="T5"> A </text:span><text:span text:style-name="T5">pharser </text:span><text:span text:style-name="T5">or a </text:span><text:span text:style-name="T5">router. </text:span><text:span text:style-name="T5">T</text:span><text:span text:style-name="T6">o </text:span><text:span text:style-name="T6">pharse </text:span><text:span text:style-name="T6">json </text:span><text:span text:style-name="T6">between </text:span><text:span text:style-name="T6">connetio</text:span><text:span text:style-name="T6">n. And </text:span><text:span text:style-name="T6">switch</text:span><text:span text:style-name="T7">, </text:span><text:span text:style-name="T7">and </text:span><text:span text:style-name="T7">trigger </text:span><text:span text:style-name="T7">between </text:span><text:span text:style-name="T7">different </text:span><text:span text:style-name="T7">operatio</text:span><text:span text:style-name="T7">ns.</text:span></text:p>
          </draw:text-box>
        </draw:frame>
        <draw:frame draw:style-name="gr19" draw:text-style-name="P16" draw:layer="layout" svg:width="19.59cm" svg:height="1.016cm" svg:x="1cm" svg:y="8.239cm">
          <draw:text-box>
            <text:p text:style-name="P14"><text:span text:style-name="T8">Figur</text:span><text:span text:style-name="T8">e:</text:span></text:p>
          </draw:text-box>
        </draw:frame>
        <draw:custom-shape draw:style-name="gr20" draw:text-style-name="P18" draw:layer="layout" svg:width="2.862cm" svg:height="2.159cm" svg:x="2.837cm" svg:y="12.303cm">
          <text:p text:style-name="P17"><text:span text:style-name="T2">Variabl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12.446cm" svg:height="12.446cm" svg:x="6.08cm" svg:y="12.303cm">
          <text:p text:style-name="P17"><text:span text:style-name="T2">Methods (lis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draw:layer="layout" svg:width="2.259cm" svg:height="0.889cm" svg:x="3.059cm" svg:y="13.065cm">
          <text:p text:style-name="P19"><text:span text:style-name="T3">_coreget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1" draw:layer="layout" svg:width="5.842cm" svg:height="3.175cm" svg:x="6.334cm" svg:y="13.065cm">
          <text:p text:style-name="P20"><text:span text:style-name="T3">sign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2.862cm" svg:height="9.906cm" svg:x="2.837cm" svg:y="14.843cm">
          <text:p text:style-name="P17"><text:span text:style-name="T2">Method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draw:layer="layout" svg:width="2.259cm" svg:height="0.889cm" svg:x="3.032cm" svg:y="19.796cm">
          <text:p text:style-name="P19"><text:span text:style-name="T3">set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draw:layer="layout" svg:width="2.259cm" svg:height="0.889cm" svg:x="3.059cm" svg:y="20.919cm">
          <text:p text:style-name="P19"><text:span text:style-name="T3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draw:layer="layout" svg:width="2.259cm" svg:height="0.889cm" svg:x="3.059cm" svg:y="22.082cm">
          <text:p text:style-name="P19"><text:span text:style-name="T3">_send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1" draw:layer="layout" svg:width="5.842cm" svg:height="2.159cm" svg:x="12.43cm" svg:y="13.065cm">
          <text:p text:style-name="P20"><text:span text:style-name="T3">sign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5.461cm" svg:height="0.889cm" svg:x="6.461cm" svg:y="13.7cm">
          <text:p text:style-name="P19"><text:span text:style-name="T3">handler</text:span></text:p>
          <text:p text:style-name="P19"><text:span text:style-name="T3">(connprofile, </text:span><text:span text:style-name="T3">session, data, </text:span><text:span text:style-name="T3">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5.461cm" svg:height="0.889cm" svg:x="6.488cm" svg:y="14.97cm">
          <text:p text:style-name="P19"><text:span text:style-name="T3">emitter</text:span></text:p>
          <text:p text:style-name="P19"><text:span text:style-name="T3">(connprofile, username, password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frame draw:style-name="gr27" draw:text-style-name="P4" draw:layer="layout" svg:width="19.59cm" svg:height="2.638cm" svg:x="1cm" svg:y="1.029cm">
          <draw:text-box>
            <text:p text:style-name="P2"><text:span text:style-name="T1">Authenticity </text:span><text:span text:style-name="T1">Modure</text:span></text:p>
          </draw:text-box>
        </draw:frame>
        <draw:custom-shape draw:style-name="gr28" draw:text-style-name="P6" draw:layer="layout" svg:width="17.464cm" svg:height="15.367cm" svg:x="2.016cm" svg:y="10.525cm">
          <text:p text:style-name="P2"><text:span text:style-name="T2">Authenticity Mod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16.51cm" svg:height="6.795cm" svg:x="2.524cm" svg:y="11.414cm">
          <text:p text:style-name="P2"><text:span text:style-name="T2">Authenticity Obj (expor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5" draw:layer="layout" svg:width="19.59cm" svg:height="4.318cm" svg:x="1cm" svg:y="3.794cm">
          <draw:text-box>
            <text:p><text:span text:style-name="T8">Objective:</text:span> T<text:span text:style-name="T9">o interact </text:span><text:span text:style-name="T9">with database, Providing </text:span><text:span text:style-name="T9">Users Obj cahcing, </text:span><text:span text:style-name="T9">Creating User Obj, User </text:span><text:span text:style-name="T9">identification. </text:span></text:p>
          </draw:text-box>
        </draw:frame>
        <draw:frame draw:style-name="gr31" draw:text-style-name="P22" draw:layer="layout" svg:width="19.59cm" svg:height="1.016cm" svg:x="1cm" svg:y="8.239cm">
          <draw:text-box>
            <text:p><text:span text:style-name="T8">Figure:</text:span></text:p>
          </draw:text-box>
        </draw:frame>
        <draw:custom-shape draw:style-name="gr32" draw:text-style-name="P7" xml:id="id2" draw:id="id2" draw:layer="layout" svg:width="16.51cm" svg:height="6.107cm" svg:x="2.524cm" svg:y="18.997cm">
          <text:p text:style-name="P2"><text:span text:style-name="T2">Authenticity Database Obj</text:span></text:p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7.688cm" svg:height="5.588cm" svg:x="2.837cm" svg:y="12.303cm">
          <text:p text:style-name="P9"><text:span text:style-name="T2">Variabl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8" draw:layer="layout" svg:width="7.747cm" svg:height="5.588cm" svg:x="10.779cm" svg:y="12.303cm">
          <text:p text:style-name="P9"><text:span text:style-name="T2">Metho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2.259cm" svg:height="0.889cm" svg:x="3.032cm" svg:y="13.827cm">
          <text:p text:style-name="P2"><text:span text:style-name="T3">SHA256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draw:layer="layout" svg:width="2.921cm" svg:height="4.445cm" svg:x="2.905cm" svg:y="20.05cm">
          <text:p text:style-name="P9"><text:span text:style-name="T2">Variables </text:span>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4.953cm" svg:height="4.445cm" svg:x="6.207cm" svg:y="20.05cm">
          <text:p text:style-name="P9"><text:span text:style-name="T2">Methods</text:span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2.259cm" svg:height="0.889cm" svg:x="3.112cm" svg:y="20.812cm">
          <text:p text:style-name="P2"><text:span text:style-name="T3">_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2.259cm" svg:height="0.889cm" svg:x="3.159cm" svg:y="21.955cm">
          <text:p text:style-name="P2"><text:span text:style-name="T3">_cached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2.259cm" svg:height="0.889cm" svg:x="3.159cm" svg:y="23.098cm">
          <text:p text:style-name="P2"><text:span text:style-name="T3">MaxCache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1" draw:layer="layout" svg:width="3.83cm" svg:height="0.889cm" svg:x="6.604cm" svg:y="20.812cm">
          <text:p text:style-name="P2"><text:span text:style-name="T3">ImportDatabase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1" draw:layer="layout" svg:width="3.831cm" svg:height="0.889cm" svg:x="6.683cm" svg:y="21.955cm">
          <text:p text:style-name="P2"><text:span text:style-name="T3">createDatabase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1" draw:layer="layout" svg:width="3.831cm" svg:height="0.889cm" svg:x="6.683cm" svg:y="23.098cm">
          <text:p text:style-name="P2"><text:span text:style-name="T3">GetUser</text:span></text:p>
          <text:p text:style-name="P2"><text:span text:style-name="T3">(username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0" draw:layer="layout" svg:width="6.985cm" svg:height="4.445cm" svg:x="11.541cm" svg:y="20.05cm">
          <text:p text:style-name="P9"><text:span text:style-name="T2">User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2.921cm" svg:height="3.048cm" svg:x="11.922cm" svg:y="21.066cm">
          <text:p text:style-name="P9"><text:span text:style-name="T10">Variables </text:span></text:p>
          <text:p text:style-name="P9"><text:span text:style-name="T11">exisitence</text:span></text:p>
          <text:p text:style-name="P9"><text:span text:style-name="T11">username</text:span></text:p>
          <text:p text:style-name="P9"><text:span text:style-name="T11">pwdhash</text:span></text:p>
          <text:p text:style-name="P9"><text:span text:style-name="T11">token</text:span></text:p>
          <text:p text:style-name="P9"><text:span text:style-name="T11">tokenexpire</text:span></text:p>
          <text:p text:style-name="P9"><text:span text:style-name="T11">privilege</text:span></text:p>
          <text:p text:style-name="P9"><text:span text:style-name="T11">detail</text:span></text:p>
          <draw:enhanced-geometry svg:viewBox="0 0 21600 21600" draw:type="rectangle" draw:enhanced-path="M 0 0 L 21600 0 21600 21600 0 21600 0 0 Z N"/>
        </draw:custom-shape>
        <draw:custom-shape draw:style-name="gr41" draw:text-style-name="P24" draw:layer="layout" svg:width="2.921cm" svg:height="3.048cm" svg:x="15.224cm" svg:y="21.066cm">
          <text:p text:style-name="P9"><text:span text:style-name="T10">Methods</text:span></text:p>
          <text:p text:style-name="P9"><text:span text:style-name="T3">Updatesql(handler)</text:span></text:p>
          <text:p text:style-name="P9"><text:span text:style-name="T3">delete(handler)</text:span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2.259cm" svg:height="0.889cm" svg:x="3.059cm" svg:y="14.95cm">
          <text:p text:style-name="P2"><text:span text:style-name="T3">TokenPeri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xml:id="id1" draw:id="id1" draw:layer="layout" svg:width="2.259cm" svg:height="0.889cm" svg:x="3.059cm" svg:y="16.113cm">
          <text:p text:style-name="P2"><text:span text:style-name="T3">_auth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5" draw:layer="layout" draw:type="curve" svg:x1="4.188cm" svg:y1="17.002cm" svg:x2="10.779cm" svg:y2="18.997cm" draw:start-shape="id1" draw:start-glue-point="2" draw:end-shape="id2" svg:d="M4188 17002c0 1647 6591 650 6591 1995" svg:viewBox="0 0 6592 1996">
          <text:p/>
        </draw:connector>
        <draw:custom-shape draw:style-name="gr35" draw:text-style-name="P11" draw:layer="layout" svg:width="2.259cm" svg:height="0.889cm" svg:x="10.906cm" svg:y="13.065cm">
          <text:p text:style-name="P2"><text:span text:style-name="T3">ImportDatabase</text:span></text:p>
          <text:p text:style-name="P2"><text:span text:style-name="T3">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2.259cm" svg:height="0.889cm" svg:x="10.933cm" svg:y="14.188cm">
          <text:p text:style-name="P2"><text:span text:style-name="T3">CreateDatabase</text:span></text:p>
          <text:p text:style-name="P2"><text:span text:style-name="T3">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2.259cm" svg:height="0.889cm" svg:x="10.933cm" svg:y="15.351cm">
          <text:p text:style-name="P2"><text:span text:style-name="T3">GetGuest</text:span></text:p>
          <text:p text:style-name="P2"><text:span text:style-name="T3">(guestnam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2.259cm" svg:height="0.889cm" svg:x="13.446cm" svg:y="13.065cm">
          <text:p text:style-name="P2"><text:span text:style-name="T3">GetUser</text:span></text:p>
          <text:p text:style-name="P2"><text:span text:style-name="T3">(usernam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2.259cm" svg:height="0.889cm" svg:x="10.933cm" svg:y="16.621cm">
          <text:p text:style-name="P2"><text:span text:style-name="T3">GetGuest</text:span></text:p>
          <text:p text:style-name="P2"><text:span text:style-name="T3">(guestname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frame draw:style-name="gr43" draw:text-style-name="P4" draw:layer="layout" svg:width="19.59cm" svg:height="2.638cm" svg:x="1cm" svg:y="1.029cm">
          <draw:text-box>
            <text:p text:style-name="P2"><text:span text:style-name="T1">Authoration </text:span><text:span text:style-name="T1">Modure</text:span></text:p>
          </draw:text-box>
        </draw:frame>
        <draw:custom-shape draw:style-name="gr44" draw:text-style-name="P6" draw:layer="layout" svg:width="17.464cm" svg:height="9.906cm" svg:x="2.016cm" svg:y="10.525cm">
          <text:p text:style-name="P2"><text:span text:style-name="T2">Authoration Modure</text:span></text:p>
          <draw:enhanced-geometry svg:viewBox="0 0 21600 21600" draw:type="rectangle" draw:enhanced-path="M 0 0 L 21600 0 21600 21600 0 21600 0 0 Z N"/>
        </draw:custom-shape>
        <draw:custom-shape draw:style-name="gr45" draw:text-style-name="P7" draw:layer="layout" svg:width="16.51cm" svg:height="6.985cm" svg:x="2.524cm" svg:y="13.065cm">
          <text:p text:style-name="P2"><text:span text:style-name="T2">core</text:span></text:p>
          <draw:enhanced-geometry svg:viewBox="0 0 21600 21600" draw:type="rectangle" draw:enhanced-path="M 0 0 L 21600 0 21600 21600 0 21600 0 0 Z N"/>
        </draw:custom-shape>
        <draw:custom-shape draw:style-name="gr46" draw:text-style-name="P8" draw:layer="layout" svg:width="14.351cm" svg:height="0.889cm" svg:x="3.667cm" svg:y="18.653cm">
          <text:p text:style-name="P2"><text:span text:style-name="T2">Kernel</text:span></text:p>
          <draw:enhanced-geometry svg:viewBox="0 0 21600 21600" draw:type="rectangle" draw:enhanced-path="M 0 0 L 21600 0 21600 21600 0 21600 0 0 Z N"/>
        </draw:custom-shape>
        <draw:custom-shape draw:style-name="gr47" draw:text-style-name="P10" draw:layer="layout" svg:width="6.858cm" svg:height="3.175cm" svg:x="3.667cm" svg:y="15.097cm">
          <text:p text:style-name="P9"><text:span text:style-name="T2">service </text:span></text:p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3.175cm" svg:height="0.889cm" svg:x="11.033cm" svg:y="15.097cm">
          <text:p text:style-name="P2"><text:span text:style-name="T2">Authoration</text:span></text:p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3.175cm" svg:height="0.889cm" svg:x="11.033cm" svg:y="16.24cm">
          <text:p text:style-name="P2"><text:span text:style-name="T2">Authenti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8" draw:layer="layout" svg:width="3.175cm" svg:height="0.889cm" svg:x="14.716cm" svg:y="16.24cm">
          <text:p text:style-name="P2"><text:span text:style-name="T2">Connection</text:span></text:p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3.175cm" svg:height="0.889cm" svg:x="14.716cm" svg:y="15.097cm">
          <text:p text:style-name="P2"><text:span text:style-name="T2">Method</text:span></text:p>
          <draw:enhanced-geometry svg:viewBox="0 0 21600 21600" draw:type="rectangle" draw:enhanced-path="M 0 0 L 21600 0 21600 21600 0 21600 0 0 Z N"/>
        </draw:custom-shape>
        <draw:custom-shape draw:style-name="gr49" draw:text-style-name="P8" draw:layer="layout" svg:width="14.224cm" svg:height="0.889cm" svg:x="3.667cm" svg:y="13.827cm">
          <text:p text:style-name="P2"><text:span text:style-name="T2">Service api</text:span></text:p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3.175cm" svg:height="0.889cm" svg:x="3.667cm" svg:y="11.668cm">
          <text:p text:style-name="P2"><text:span text:style-name="T2">Service A</text:span></text:p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3.175cm" svg:height="0.889cm" svg:x="7.35cm" svg:y="11.668cm">
          <text:p text:style-name="P2"><text:span text:style-name="T2">Service B</text:span></text:p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3.175cm" svg:height="0.889cm" svg:x="11.033cm" svg:y="11.668cm">
          <text:p text:style-name="P2"><text:span text:style-name="T2">Service C</text:span></text:p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3.175cm" svg:height="0.889cm" svg:x="14.716cm" svg:y="11.668cm">
          <text:p text:style-name="P2"><text:span text:style-name="T2">Shell Service</text:span></text:p>
          <draw:enhanced-geometry svg:viewBox="0 0 21600 21600" draw:type="rectangle" draw:enhanced-path="M 0 0 L 21600 0 21600 21600 0 21600 0 0 Z N"/>
        </draw:custom-shape>
        <draw:custom-shape draw:style-name="gr50" draw:text-style-name="P11" draw:layer="layout" svg:width="2.259cm" svg:height="0.889cm" svg:x="3.948cm" svg:y="15.859cm">
          <text:p text:style-name="P2"><text:span text:style-name="T3">Cross service </text:span></text:p>
          <text:p text:style-name="P2"><text:span text:style-name="T3">commun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1" draw:layer="layout" svg:width="2.286cm" svg:height="0.889cm" svg:x="3.921cm" svg:y="17.076cm">
          <text:p text:style-name="P2"><text:span text:style-name="T3">Service 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8" draw:layer="layout" svg:width="3.175cm" svg:height="0.889cm" svg:x="11.033cm" svg:y="17.383cm">
          <text:p text:style-name="P2"><text:span text:style-name="T2">Cryp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8" draw:layer="layout" svg:width="3.175cm" svg:height="0.889cm" svg:x="14.716cm" svg:y="17.383cm">
          <text:p text:style-name="P2"><text:span text:style-name="T2">System</text:span></text:p>
          <draw:enhanced-geometry svg:viewBox="0 0 21600 21600" draw:type="rectangle" draw:enhanced-path="M 0 0 L 21600 0 21600 21600 0 21600 0 0 Z N"/>
        </draw:custom-shape>
        <draw:custom-shape draw:style-name="gr50" draw:text-style-name="P11" draw:layer="layout" svg:width="2.259cm" svg:height="0.889cm" svg:x="6.488cm" svg:y="15.859cm">
          <text:p text:style-name="P2"><text:span text:style-name="T3">Cross service</text:span></text:p>
          <text:p text:style-name="P2"><text:span text:style-name="T3">network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1" draw:layer="layout" svg:width="2.286cm" svg:height="0.889cm" svg:x="6.461cm" svg:y="17.076cm">
          <text:p text:style-name="P2"><text:span text:style-name="T3">Service previlege</text:span></text:p>
          <text:p text:style-name="P2"><text:span text:style-name="T3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15" draw:layer="layout" svg:width="19.59cm" svg:height="4.318cm" svg:x="1cm" svg:y="3.794cm">
          <draw:text-box>
            <text:p><text:span text:style-name="T12">Objective: To provide </text:span><text:span text:style-name="T12">function to take </text:span><text:span text:style-name="T12">authorative actions. </text:span><text:span text:style-name="T12">Confirming the sensitive </text:span><text:span text:style-name="T12">data or opearation is </text:span><text:span text:style-name="T12">permitted.</text:span></text:p>
          </draw:text-box>
        </draw:frame>
        <draw:frame draw:style-name="gr53" draw:text-style-name="P15" draw:layer="layout" svg:width="19.59cm" svg:height="1.016cm" svg:x="1cm" svg:y="8.239cm">
          <draw:text-box>
            <text:p><text:span text:style-name="T12">Figure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" style:display-name="Default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5" style:display-name="Default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2_5f_6" style:display-name="Default_2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6" style:display-name="Default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6:40:42.721302027</meta:creation-date>
    <dc:date>2018-03-22T19:34:21.829532393</dc:date>
    <meta:editing-duration>P1DT2H55M47S</meta:editing-duration>
    <meta:editing-cycles>32</meta:editing-cycles>
    <meta:generator>LibreOffice/6.0.2.1.0$Linux_X86_64 LibreOffice_project/00m0$Build-1</meta:generator>
    <meta:document-statistic meta:object-count="102"/>
  </office:meta>
</office:document-meta>
</file>